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63079" officeooo:paragraph-rsid="00189e9f" style:font-weight-asian="bold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89e9f" officeooo:paragraph-rsid="00189e9f" style:font-weight-asian="bold" style:font-weight-complex="bold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fo:font-weight="bold" officeooo:paragraph-rsid="00174147" style:font-weight-asian="bold" style:font-weight-complex="bold"/>
    </style:style>
    <style:style style:name="P7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8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信号</text:h>
      <text:h text:style-name="P8" text:outline-level="4">signal</text:h>
      <text:p text:style-name="P6"><text:span text:style-name="T3">--原型--</text:span></text:p>
      <text:p text:style-name="P1">#include &lt;signal.h&gt;</text:p>
      <text:p text:style-name="P2">typedef void (*sighandler_t)(int);</text:p>
      <text:p text:style-name="P3"><text:span text:style-name="T1">sighandler_t signal(int signum, sighandler_t handler);</text:span></text:p>
      <text:p text:style-name="P4"><text:span text:style-name="T1"/></text:p>
      <text:p text:style-name="P4"><text:span text:style-name="T1">--描述--</text:span></text:p>
      <text:p text:style-name="P3"><text:span text:style-name="T1">singal绑定信号signum和信号处理函数handler，并将绑定信息通知操作系统内核</text:span></text:p>
      <text:p text:style-name="P3"><text:span text:style-name="T1"/></text:p>
      <text:p text:style-name="P4"><text:span text:style-name="T1">--参数--</text:span></text:p>
      <text:p text:style-name="P5">signum为需绑定的信号，handler为信号处理函数地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09:00</dc:date>
    <dc:creator>Kevin </dc:creator>
    <meta:editing-duration>PT20M43S</meta:editing-duration>
    <meta:editing-cycles>9</meta:editing-cycles>
    <meta:generator>LibreOffice/4.0.2.2$Linux_x86 LibreOffice_project/400m0$Build-2</meta:generator>
    <meta:document-statistic meta:table-count="0" meta:image-count="0" meta:object-count="0" meta:page-count="1" meta:paragraph-count="10" meta:word-count="73" meta:character-count="209" meta:non-whitespace-character-count="201"/>
  </office:meta>
</office:document-meta>
</file>